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de" style:country-asian="DE" style:language-complex="ar" style:country-complex="SA"/>
    </style:style>
    <style:style style:name="P3" style:parent-style-name="Framecontents" style:family="paragraph">
      <style:paragraph-properties fo:margin-left="0.3541in" fo:margin-right="0.2604in">
        <style:tab-stops/>
      </style:paragraph-properties>
      <style:text-properties style:language-asian="de" style:country-asian="DE" style:language-complex="ar" style:country-complex="SA"/>
    </style:style>
    <style:style style:name="P4" style:parent-style-name="Framecontents" style:family="paragraph">
      <style:paragraph-properties fo:margin-left="0.3541in" fo:margin-right="0.2604in">
        <style:tab-stops/>
      </style:paragraph-properties>
      <style:text-properties style:language-asian="de" style:country-asian="DE" style:language-complex="ar" style:country-complex="SA"/>
    </style:style>
    <style:style style:name="P5" style:parent-style-name="Framecontents" style:family="paragraph">
      <style:paragraph-properties fo:margin-left="0.3541in" fo:margin-right="0.2604in">
        <style:tab-stops/>
      </style:paragraph-properties>
      <style:text-properties style:language-asian="de" style:country-asian="DE" style:language-complex="ar" style:country-complex="SA"/>
    </style:style>
    <style:style style:name="P6" style:parent-style-name="Framecontents" style:family="paragraph">
      <style:paragraph-properties fo:margin-left="0.3541in" fo:margin-right="0.2604in">
        <style:tab-stops/>
      </style:paragraph-properties>
      <style:text-properties style:language-asian="de" style:country-asian="DE" style:language-complex="ar" style:country-complex="SA"/>
    </style:style>
    <style:style style:name="P7" style:parent-style-name="Framecontents" style:family="paragraph">
      <style:paragraph-properties fo:margin-left="0.3541in" fo:margin-right="0.2604in">
        <style:tab-stops/>
      </style:paragraph-properties>
      <style:text-properties style:language-asian="de" style:country-asian="DE" style:language-complex="ar" style:country-complex="SA"/>
    </style:style>
    <style:style style:name="P8" style:parent-style-name="Framecontents" style:family="paragraph">
      <style:paragraph-properties fo:margin-left="0.3541in" fo:margin-right="0.2604in">
        <style:tab-stops/>
      </style:paragraph-properties>
      <style:text-properties style:language-asian="de" style:country-asian="DE" style:language-complex="ar" style:country-complex="SA"/>
    </style:style>
    <style:style style:name="P9" style:parent-style-name="Framecontents" style:family="paragraph">
      <style:paragraph-properties fo:margin-left="0.3541in" fo:margin-right="0.2604in">
        <style:tab-stops/>
      </style:paragraph-properties>
      <style:text-properties style:language-asian="de" style:country-asian="DE" style:language-complex="ar" style:country-complex="SA"/>
    </style:style>
    <style:style style:name="P10" style:parent-style-name="Framecontents" style:family="paragraph">
      <style:paragraph-properties fo:margin-right="0.2604in"/>
      <style:text-properties style:language-asian="de" style:country-asian="DE" style:language-complex="ar" style:country-complex="SA"/>
    </style:style>
    <style:style style:name="P11" style:parent-style-name="Framecontents" style:family="paragraph">
      <style:paragraph-properties fo:margin-left="0.3541in" fo:margin-right="0.2604in">
        <style:tab-stops/>
      </style:paragraph-properties>
    </style:style>
    <style:style style:name="P12" style:parent-style-name="Framecontents" style:family="paragraph">
      <style:paragraph-properties fo:margin-left="0.3541in" fo:margin-right="0.2604in">
        <style:tab-stops/>
      </style:paragraph-properties>
    </style:style>
    <style:style style:name="P13" style:parent-style-name="Framecontents" style:family="paragraph">
      <style:paragraph-properties fo:margin-left="0.3541in" fo:margin-right="0.2604in">
        <style:tab-stops/>
      </style:paragraph-properties>
    </style:style>
    <style:style style:name="P14" style:parent-style-name="Framecontents" style:family="paragraph">
      <style:paragraph-properties fo:margin-left="0.3541in" fo:margin-right="0.2604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5" style:parent-style-name="Framecontents" style:family="paragraph">
      <style:paragraph-properties fo:margin-left="0.3541in" fo:margin-right="0.2604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6" style:parent-style-name="Framecontents" style:family="paragraph">
      <style:paragraph-properties fo:margin-left="0.3541in" fo:margin-right="0.2604in">
        <style:tab-stops/>
      </style:paragraph-properties>
    </style:style>
    <style:style style:name="P17" style:parent-style-name="Framecontents" style:family="paragraph">
      <style:paragraph-properties fo:margin-left="0.3541in" fo:margin-right="0.2604in">
        <style:tab-stops>
          <style:tab-stop style:type="left" style:position="0.5in"/>
          <style:tab-stop style:type="left" style:position="1.9479in"/>
        </style:tab-stops>
      </style:paragraph-properties>
    </style:style>
    <style:style style:name="P18" style:parent-style-name="Framecontents" style:family="paragraph">
      <style:paragraph-properties fo:margin-left="0.3541in" fo:margin-right="0.2604in">
        <style:tab-stops>
          <style:tab-stop style:type="left" style:position="0.5in"/>
          <style:tab-stop style:type="left" style:position="1.9479in"/>
        </style:tab-stops>
      </style:paragraph-properties>
    </style:style>
    <style:style style:name="P19" style:parent-style-name="Framecontents" style:family="paragraph">
      <style:paragraph-properties fo:margin-left="0.3541in" fo:margin-right="0.2604in">
        <style:tab-stops>
          <style:tab-stop style:type="left" style:position="0.5in"/>
          <style:tab-stop style:type="left" style:position="1.9479in"/>
        </style:tab-stops>
      </style:paragraph-properties>
    </style:style>
    <style:style style:name="P20" style:parent-style-name="Framecontents" style:family="paragraph">
      <style:paragraph-properties fo:margin-left="0.3541in" fo:margin-right="0.2604in">
        <style:tab-stops>
          <style:tab-stop style:type="left" style:position="0.5in"/>
          <style:tab-stop style:type="left" style:position="1.9479in"/>
        </style:tab-stops>
      </style:paragraph-properties>
    </style:style>
    <style:style style:name="P21" style:parent-style-name="Framecontents" style:family="paragraph">
      <style:paragraph-properties fo:margin-left="0.3541in" fo:margin-right="0.2604in">
        <style:tab-stops>
          <style:tab-stop style:type="left" style:position="0.5in"/>
          <style:tab-stop style:type="left" style:position="1.9479in"/>
        </style:tab-stops>
      </style:paragraph-properties>
    </style:style>
    <style:style style:name="P22" style:parent-style-name="Framecontents" style:family="paragraph">
      <style:paragraph-properties fo:margin-left="0.3541in" fo:margin-right="0.2604in">
        <style:tab-stops>
          <style:tab-stop style:type="left" style:position="0.5in"/>
          <style:tab-stop style:type="left" style:position="1.9479in"/>
        </style:tab-stops>
      </style:paragraph-properties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id="id0" draw:style-name="a0" draw:name="Rahmen1" text:anchor-type="paragraph" svg:x="0in" svg:y="0in" svg:width="4.68403in" svg:height="4.64514in" style:rel-width="scale" style:rel-height="scale"><draw:text-box><text:p text:style-name="P3"/><text:p text:style-name="P4"/><text:p text:style-name="P5"/><text:p text:style-name="P6"/><text:p text:style-name="P7"/><text:p text:style-name="P8"/><text:p text:style-name="P9"/><text:p text:style-name="P10"/><text:p text:style-name="P11"/><text:p text:style-name="P12"/><text:p text:style-name="P13">Computergrafik I</text:p><text:p text:style-name="P14">Anwendung zur</text:p><text:p text:style-name="P15">Simulation einfacher Statiken</text:p><text:p text:style-name="P16"/><text:p text:style-name="P17">von</text:p><text:p text:style-name="P18"><text:tab/>Simon Bekemeier<text:tab/>(xxxxxx)</text:p><text:p text:style-name="P19"><text:tab/>Kevin<text:s/>xxxxxxxxx<text:tab/>(xxxxxx)</text:p><text:p text:style-name="P20"/><text:p text:style-name="P21">Prüfer:</text:p><text:p text:style-name="P22"><text:tab/>Prof. Dr. math.<text:s/>xxxxxx<text:s/>xxxxxx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mon Bekemeier</meta:initial-creator>
    <dc:creator>Simon Bekemeier</dc:creator>
    <meta:creation-date>2014-02-19T10:52:00Z</meta:creation-date>
    <dc:date>2020-06-14T07:24:00Z</dc:date>
    <meta:template xlink:href="Normal.dotm" xlink:type="simple"/>
    <meta:editing-cycles>9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